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3604" officeooo:paragraph-rsid="0001360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249e5" officeooo:paragraph-rsid="000249e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3a724" officeooo:paragraph-rsid="0003a72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detection through webcam</text:p>
      <text:p text:style-name="P1"/>
      <text:p text:style-name="P2"><text:s/>In the given code I am doing object detection by applying the yolo <text:s/>alagorithm. I have used open cv, tensor flow object detection api in the given code. The code is the application of convnet .</text:p>
      <text:p text:style-name="P2"/>
      <text:p text:style-name="P3">Steps to run the <text:s/>code:</text:p>
      <text:p text:style-name="P3"/>
      <text:p text:style-name="P3">1. open model-master-&gt; open research-&gt; open object_detection-&gt;video capture.ipy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08:59:43.111547896</meta:creation-date>
    <dc:date>2019-02-02T09:49:17.036078182</dc:date>
    <meta:editing-duration>PT8M52S</meta:editing-duration>
    <meta:editing-cycles>1</meta:editing-cycles>
    <meta:document-statistic meta:table-count="0" meta:image-count="0" meta:object-count="0" meta:page-count="1" meta:paragraph-count="4" meta:word-count="53" meta:character-count="329" meta:non-whitespace-character-count="277"/>
    <meta:generator>LibreOffice/6.0.7.3$Linux_X86_64 LibreOffice_project/00m0$Build-3</meta:generator>
  </office:meta>
</office:document-meta>
</file>